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/>
          <table:table-cell table:formula="of:=SUM([.B2:.B22])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.00.0000</text:date>, <text:time style:data-style-name="N2" text:time-value="10:33:11.42771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3-27T10:33:28.971411000</dc:date>
    <meta:editing-duration>PT56S</meta:editing-duration>
    <meta:editing-cycles>5</meta:editing-cycles>
    <meta:generator>LibreOffice/4.3.5.2$MacOSX_x86 LibreOffice_project/3a87456aaa6a95c63eea1c1b3201acedf0751bd5</meta:generator>
    <meta:document-statistic meta:table-count="1" meta:cell-count="9" meta:object-count="0"/>
  </office:meta>
</office:document-meta>
</file>